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dSelector.isSelected( File basedir , String filename , File 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ndSelector.AndSel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ndSelector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